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38.75mm"/>
    </style:style>
    <style:style style:name="co3" style:family="table-column">
      <style:table-column-properties fo:break-before="auto" style:column-width="149.07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115.52mm"/>
    </style:style>
    <style:style style:name="co6" style:family="table-column">
      <style:table-column-properties fo:break-before="auto" style:column-width="157.53mm"/>
    </style:style>
    <style:style style:name="co7" style:family="table-column">
      <style:table-column-properties fo:break-before="auto" style:column-width="80.13mm"/>
    </style:style>
    <style:style style:name="co9" style:family="table-column">
      <style:table-column-properties fo:break-before="auto" style:column-width="22.58mm"/>
    </style:style>
    <style:style style:name="ro6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6.23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8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4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7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9" table:number-columns-repeated="1016" table:default-cell-style-name="ce2"/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76452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6-39894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47773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6-3989423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35331</text:p>
          </table:table-cell>
          <table:table-cell table:style-name="ce1" table:number-columns-repeated="2"/>
          <table:table-cell table:style-name="ce16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95833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838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9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 office:value-type="string" calcext:value-type="string">
            <text:p>figl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2-5501760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99013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543154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1611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33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3-5655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04003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04003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segreteria.civile@lpn3.it" xlink:type="simple">segreteria.civile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FRANCESCO SANSEGOL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vv.sansegolo@lpn3.it" xlink:type="simple">avv.sansegolo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ELENA PUSCEDDU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vv.pusceddu@lpn3.it" xlink:type="simple">avv.pusceddu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GIOVANNA BIANCH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vv.bianchi@lpn3.it" xlink:type="simple">avv.bianchi@lpn3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117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ANDREA SARTOR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1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10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76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3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PERINI GIUSEPPE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GIUSEPPE.PERINI@POPVI.IT" xlink:type="simple">GIUSEPPE.PERINI@POPV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04597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8159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9-46481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428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02316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 office:value-type="string" calcext:value-type="string">
            <text:p>SECONDO NUMERO (DATO IL 23/12/14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58000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96865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45904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2506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1564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79207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4300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4" office:value-type="string" calcext:value-type="string">
            <text:p>RESP.ACQ MAURO RUDELLO</text:p>
          </table:table-cell>
          <table:table-cell table:style-name="ce4" office:value-type="string" calcext:value-type="string">
            <text:p>CELL</text:p>
          </table:table-cell>
          <table:table-cell table:style-name="ce11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16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567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0108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842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496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451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4555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4-58235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4-58235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37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1847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819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217420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1379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.TA. VISION SNC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55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54022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54022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60901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83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94425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312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83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RICEVIMENTO MERCE LOGISTICA ORDIN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brunosrl.net" xlink:type="simple">info@brunosrl.ne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54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77-24695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4504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2466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687291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42-538709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3871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CARLO (FRATELLO DI GABRIE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701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32578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5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38386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496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58883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22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49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4" office:value-type="string" calcext:value-type="string">
            <text:p>VENDITORE – SIG.AVOSSA RAFFAELE</text:p>
          </table:table-cell>
          <table:table-cell table:style-name="ce4" office:value-type="string" calcext:value-type="string">
            <text:p>CELL</text:p>
          </table:table-cell>
          <table:table-cell table:style-name="ce11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8297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86996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36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46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5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88224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0-232604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03507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1-99279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8239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1-93260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93200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60331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9442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620174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103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1089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69001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18555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1866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18424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9-9562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ANILA PER PAGAME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1236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9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6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9323613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662237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576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547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0340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22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8431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9644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ECO_SICURA@ALICE.IT" xlink:type="simple">ECO_SICURA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4" office:value-type="string" calcext:value-type="string">
            <text:p>335-84575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4575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UFFICIO - ??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0-9971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718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23998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73002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(PREFISSO PER FISSI 0033 E SI TOGLIE UNO “0”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9537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4-349041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34904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8915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5-878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LOGISTICA@ROCCOTRASPORTI.IT" xlink:type="simple">LOGISTICA@ROCCOTRASPORT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89420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5889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933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80091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118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9" office:value-type="string" calcext:value-type="string">
            <text:p>340-406989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917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8-1999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4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4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4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4461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820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8205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49373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80330818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33462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18089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053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 (ULTIMO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28-18186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SARA (COLLABORATRICE DEMETR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703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4-74755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057755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114852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5407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NICOLETTA (COMMERCIAL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193541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8331344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910422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5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25-607856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701935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01071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28218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6-61851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4008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4008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9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10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5-003775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0-933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320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2333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1258848</text:p>
          </table:table-cell>
          <table:table-cell table:style-name="ce1" table:number-columns-repeated="7"/>
          <table:table-cell table:style-name="ce16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9-990373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9-598322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761077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FRESSCOT@ALICE.IT" xlink:type="simple">FRESSCOT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93-9497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77-923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241842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7862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80190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22-150000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3-37061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9-4699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85057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9-88355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0-976481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42-2055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7-744077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3-584991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 office:value-type="string" calcext:value-type="string">
            <text:p>PER PAGAMENTI SIG.RA “LAURA”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321-491028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ORTOFRUTTICOLA CAPASSO SRL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2155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RUTTICOLA CAPASSO SRL</text:p>
          </table:table-cell>
          <table:table-cell table:style-name="ce1"/>
          <table:table-cell table:style-name="ce1" office:value-type="string" calcext:value-type="string">
            <text:p>MAIL PEC</text:p>
          </table:table-cell>
          <table:table-cell table:style-name="ce9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06408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71-06408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06409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71-064091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38420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7-63153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563627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547-312077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9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9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7628474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9" office:value-type="string" calcext:value-type="string">
            <text:p>049-762847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DUE ERRE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49-8701522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7" office:value-type="string" calcext:value-type="string">
            <text:p><text:s/>(FACCIONI TECNICO DI MORATE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4504970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27-3166623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80-1912275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 2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51-0467887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LATONIERE PER CANALI - GIUSEPPE</text:p>
          </table:table-cell>
          <table:table-cell table:style-name="ce8" office:value-type="string" calcext:value-type="string">
            <text:p>CHAMATO GIMMI IL 29/01/2015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8-3188569</text:p>
          </table:table-cell>
          <table:table-cell table:style-name="ce1" table:number-columns-repeated="249"/>
          <table:table-cell table:number-columns-repeated="769"/>
        </table:table-row>
        <table:table-row table:style-name="ro4">
          <table:table-cell table:style-name="ce1" office:value-type="string" calcext:value-type="string">
            <text:p>ALEACOM (BG BERGAMO)</text:p>
          </table:table-cell>
          <table:table-cell table:style-name="ce1" office:value-type="string" calcext:value-type="string">
            <text:p>DITTA SERIA CHE PAGA 60 GG -DATO NUMERO BRESCIA</text:p>
          </table:table-cell>
          <table:table-cell table:style-name="ce1"/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MBIN STEFANO (LAVORAVA PER FORNARI?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49-3639181</text:p>
          </table:table-cell>
          <table:table-cell table:style-name="ce1" table:number-columns-repeated="249"/>
          <table:table-cell table:number-columns-repeated="769"/>
        </table:table-row>
        <table:table-row table:style-name="ro3" table:number-rows-repeated="30159">
          <table:table-cell table:style-name="ce1" table:number-columns-repeated="3"/>
          <table:table-cell table:style-name="ce9"/>
          <table:table-cell table:style-name="ce1" table:number-columns-repeated="249"/>
          <table:table-cell table:number-columns-repeated="769"/>
        </table:table-row>
        <table:table-row table:style-name="ro3" table:number-rows-repeated="101661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31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09.99mm" fo:page-height="296.99mm" style:num-format="1" style:print-orientation="portrait" fo:margin-top="10mm" fo:margin-bottom="10mm" fo:margin-left="10mm" fo:margin-right="10m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14:12:08.835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meta:creation-date>2006-08-22T11:19:42</meta:creation-date>
    <dc:date>2015-02-03T14:12:44.069000000</dc:date>
    <meta:editing-cycles>172</meta:editing-cycles>
    <meta:editing-duration>P1DT7H43M38S</meta:editing-duration>
    <meta:print-date>2011-04-05T12:02:08.39</meta:print-date>
    <meta:document-statistic meta:table-count="3" meta:cell-count="6559" meta:object-count="0"/>
    <meta:user-defined meta:name="Info 1"/>
    <meta:user-defined meta:name="Info 2"/>
    <meta:user-defined meta:name="Info 3"/>
    <meta:user-defined meta:name="Info 4"/>
  </office:meta>
</office:document-meta>
</file>